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mily-generic="system"/>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color="#000000" style:font-name="Cantarell" fo:font-size="24pt" fo:font-weight="bold" style:font-size-asian="24pt" style:font-weight-asian="bold"/>
    </style:style>
    <style:style style:name="P2" style:family="paragraph" style:parent-style-name="Standard">
      <style:text-properties fo:color="#000000" style:font-name="Cantarell" fo:font-size="10.5pt" style:font-size-asian="10.5pt"/>
    </style:style>
    <style:style style:name="P3" style:family="paragraph" style:parent-style-name="Standard">
      <style:text-properties fo:color="#000000" style:font-name="Cantarell" fo:font-size="10.5pt" fo:font-weight="bold" style:font-size-asian="10.5pt" style:font-weight-asian="bold"/>
    </style:style>
    <style:style style:name="P4" style:family="paragraph" style:parent-style-name="Standard">
      <style:text-properties fo:color="#000000" style:font-name="Cantarell" fo:font-size="9pt" fo:font-weight="bold" style:font-size-asian="9pt" style:font-weight-asian="bold" style:font-size-complex="9pt" style:font-weight-complex="bold"/>
    </style:style>
    <style:style style:name="P5" style:family="paragraph" style:parent-style-name="Quotations">
      <style:paragraph-properties fo:margin-left="1.251cm" fo:margin-right="0cm" fo:margin-top="0cm" fo:margin-bottom="0.198cm" loext:contextual-spacing="false" fo:text-indent="0cm" style:auto-text-indent="false">
        <style:tab-stops/>
      </style:paragraph-properties>
      <style:text-properties fo:color="#000000" style:font-name="Cantarell" fo:font-size="9pt" fo:font-weight="bold" style:font-size-asian="9pt" style:font-weight-asian="bold" style:font-size-complex="9pt" style:font-weight-complex="bold"/>
    </style:style>
    <style:style style:name="P6" style:family="paragraph" style:parent-style-name="Quotations">
      <style:paragraph-properties fo:margin-left="1.251cm" fo:margin-right="0cm" fo:margin-top="0cm" fo:margin-bottom="0cm" loext:contextual-spacing="false" fo:text-indent="0cm" style:auto-text-indent="false">
        <style:tab-stops/>
      </style:paragraph-properties>
      <style:text-properties fo:color="#000000" style:font-name="Cantarell" fo:font-size="9pt" fo:font-weight="bold" style:font-size-asian="9pt" style:font-weight-asian="bold" style:font-size-complex="9pt" style:font-weight-complex="bold"/>
    </style:style>
    <style:style style:name="P7" style:family="paragraph" style:parent-style-name="Quotations">
      <style:paragraph-properties fo:margin-left="0cm" fo:margin-right="0cm" fo:margin-top="0cm" fo:margin-bottom="0cm" loext:contextual-spacing="false" fo:text-indent="0cm" style:auto-text-indent="false">
        <style:tab-stops/>
      </style:paragraph-properties>
      <style:text-properties fo:color="#000000" style:font-name="Cantarell" fo:font-size="9pt" fo:font-weight="bold" style:font-size-asian="9pt" style:font-weight-asian="bold" style:font-size-complex="9pt" style:font-weight-complex="bold"/>
    </style:style>
    <style:style style:name="P8" style:family="paragraph" style:parent-style-name="Quotations">
      <style:paragraph-properties fo:margin-left="0cm" fo:margin-right="0cm" fo:margin-top="0cm" fo:margin-bottom="0cm" loext:contextual-spacing="false" fo:text-indent="0cm" style:auto-text-indent="false">
        <style:tab-stops/>
      </style:paragraph-properties>
      <style:text-properties fo:color="#000000" style:font-name="Cantarell" fo:font-size="10.5pt" style:font-size-asian="10.5pt"/>
    </style:style>
    <style:style style:name="P9" style:family="paragraph" style:parent-style-name="Quotations">
      <style:paragraph-properties fo:margin-left="0cm" fo:margin-right="0cm" fo:margin-top="0cm" fo:margin-bottom="0cm" loext:contextual-spacing="false" fo:text-indent="0cm" style:auto-text-indent="false">
        <style:tab-stops/>
      </style:paragraph-properties>
    </style:style>
    <style:style style:name="P10" style:family="paragraph" style:parent-style-name="Quotations">
      <style:paragraph-properties fo:margin-left="0cm" fo:margin-right="0cm" fo:text-indent="0cm" style:auto-text-indent="false">
        <style:tab-stops/>
      </style:paragraph-properties>
      <style:text-properties fo:color="#000000" style:font-name="Cantarell" fo:font-size="10.5pt" style:font-size-asian="10.5pt"/>
    </style:style>
    <style:style style:name="P11" style:family="paragraph" style:parent-style-name="Quotations">
      <style:paragraph-properties fo:margin-left="0cm" fo:margin-right="0cm" fo:text-align="end" style:justify-single-word="false" fo:text-indent="0cm" style:auto-text-indent="false">
        <style:tab-stops/>
      </style:paragraph-properties>
    </style:style>
    <style:style style:name="P12" style:family="paragraph" style:parent-style-name="Quotations">
      <style:paragraph-properties fo:margin-left="0cm" fo:margin-right="0cm" fo:text-indent="1.251cm" style:auto-text-indent="false">
        <style:tab-stops/>
      </style:paragraph-properties>
      <style:text-properties fo:color="#000000" style:font-name="Cantarell" fo:font-size="10.5pt" style:font-size-asian="10.5pt"/>
    </style:style>
    <style:style style:name="P13" style:family="paragraph" style:parent-style-name="Standard" style:master-page-name="MP0">
      <style:paragraph-properties style:page-number="auto" fo:break-before="page"/>
      <style:text-properties fo:color="#000000" style:font-name="Cantarell" fo:font-size="24pt" fo:font-weight="bold" style:font-size-asian="24pt" style:font-weight-asian="bold"/>
    </style:style>
    <style:style style:name="T1" style:family="text">
      <style:text-properties fo:color="#000000" style:font-name="Cantarell" fo:font-size="9pt" fo:font-weight="bold" style:font-size-asian="9pt" style:font-weight-asian="bold" style:font-size-complex="9pt" style:font-weight-complex="bold"/>
    </style:style>
    <style:style style:name="T2" style:family="text">
      <style:text-properties fo:color="#000000" style:font-name="Cantarell" fo:font-size="10.5pt" style:font-size-asian="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P1 – Intro a la programacion</text:p>
      <text:p text:style-name="P1"><text:s/>Entornos de desarrollo</text:p>
      <text:p text:style-name="P2"/>
      <text:p text:style-name="P3">Por favor dar un concepto de los siguientes términos</text:p>
      <text:p text:style-name="P2"/>
      <text:p text:style-name="P4"/>
      <text:p text:style-name="Standard"><text:span text:style-name="Fuente_20_de_20_párrafo_20_predeter."><text:span text:style-name="T1">A.1)<text:tab/> Tu definición de:</text:span></text:span></text:p>
      <text:p text:style-name="P5">¿Qué es un IDE? </text:p>
      <text:p text:style-name="P5">¿Qué es un SDK?</text:p>
      <text:p text:style-name="P5">¿Qué es una API?</text:p>
      <text:p text:style-name="P5">¿Qué es un framework?</text:p>
      <text:p text:style-name="P7"><text:line-break/>A.2) <text:tab/>Diferencias entre ellos y porque son necesarios.</text:p>
      <text:p text:style-name="P9"><text:span text:style-name="Fuente_20_de_20_párrafo_20_predeter."><text:span text:style-name="T1"><text:line-break/>A.3)<text:tab/> En programación, ¿Que es Backend (server-side) y que lugar tienen c y python?</text:span></text:span></text:p>
      <text:p text:style-name="P7"><text:tab/><text:tab/><text:tab/>¿Qué es Frontend <text:s/>(user-side) y que lugar tienen c y python?</text:p>
      <text:p text:style-name="P7"><text:tab/><text:tab/><text:tab/><text:tab/>PC - <text:tab/>(Linux,Windows, IO-MAC)</text:p>
      <text:p text:style-name="P7"><text:tab/><text:tab/><text:tab/><text:tab/>App - <text:tab/>(Android, IO-MAC)</text:p>
      <text:p text:style-name="P7"/>
      <text:p text:style-name="P9"><text:span text:style-name="Fuente_20_de_20_párrafo_20_predeter."><text:span text:style-name="T1">A.4)<text:tab/>¿Qué hace un Full Stack Developer y un Rock Star Developer?</text:span></text:span></text:p>
      <text:p text:style-name="P7"/>
      <text:p text:style-name="P7">B) ¿Qué es una librería, para que se usan?</text:p>
      <text:p text:style-name="P7"/>
      <text:p text:style-name="P7">C.1) En tus palabras</text:p>
      <text:p text:style-name="P6">¿Qué es un algoritmo en programación?</text:p>
      <text:p text:style-name="P6">¿Qué es un programa?</text:p>
      <text:p text:style-name="P6">¿como elegís que lenguaje utilizar si alguien te pide un programa?</text:p>
      <text:p text:style-name="P8"/>
      <text:p text:style-name="P8">A.1) <text:tab/>Un IDE es un programa que sirve de ayuda a los programadores para desarrollar software. Consta de un editor de código fuente, un compilador, un depurador y un constructor de interfaz gráfica.</text:p>
      <text:p text:style-name="P8"/>
      <text:p text:style-name="P10"><text:tab/>Un SDK es un kit de desarrollo de software que consta de variadas herramientas de desarrollo que le permite a un programador crear software para un sistema en concreto, como android, MAC OS, IOS, Facebook, etc. Puede contener IDE, API, Framework.</text:p>
      <text:p text:style-name="P10"><text:tab/>Una API (interfaz de programación de aplicaciones) es un conjunto de procedimientos que sirven para utilizar funciones de otro software sin necesidad de reinventar todo el código desde cero.</text:p>
      <text:p text:style-name="P10"><text:tab/>Un framework es un conjunto estandarizado de prácticas y metodologías para abordar una problemática al programar.</text:p>
      <text:p text:style-name="P10">A.2)<text:tab/>Un SDK contiene todas las demás herramientas para un sistema en concreto. El IDE sirve para escribir el código del programa y testearlo, las API para utilizar funciones de otro software ya creado, y el framework provee el entorno de trabajo por el cual seguiremos las instrucciones para desarrollar programas.</text:p>
      <text:p text:style-name="P12">Son todas herramientas necesarias para un desarrollador, ya que sin estas cada programador debería crear desde cero cada función que realice hasta el lenguaje de máquina.</text:p>
      <text:p text:style-name="P10">A.3)<text:tab/>El Backend es la parte de un programa que se encarga de la lógica, acceso a los servidores y bases de datos. Es la parte que el usuario no ve de un programa.</text:p>
      <text:p text:style-name="P10"><text:soft-page-break/><text:tab/>El Frontend es la parte visible de un programa, donde entra en juego el diseño y la interacción con el usuario.</text:p>
      <text:p text:style-name="P10"><text:tab/>El lenguaje C y Python están más ligados al Backend de los programas, sin embargo Python puede ser utilizado en Frontend también. Los lenguajes principales de Frontend son HTML, CSS y Javascript.</text:p>
      <text:p text:style-name="P10">A.4)<text:tab/>Un Full Stack Developer es un programador con un perfil técnico completo, sabe manejarse en Backend y en Frontend y tiene conocimientos en redes, servidores y sistemas. Debe además entender la lógica de negocios y las necesidades del cliente.</text:p>
      <text:p text:style-name="P10"><text:tab/>Un Rock Star Developer es un programador que destaca entre otros por su gran eficiencia al programar debido al dominio de varios lenguajes de programación.</text:p>
      <text:p text:style-name="P10">B)<text:tab/>Una librería es un conjunto de funciones codificadas en un lenguaje de programación específico con la finalidad de realizar una acción dentro de un programa de manera más rápida. Se usa para agilizar la tarea de programar utilizando estas funciones ya codificadas por otro programador.</text:p>
      <text:p text:style-name="P10">C.1)<text:tab/>Un algoritmo es una secuencia ordenada de acciones determinadas para resolver un problema específico. Un programa es una secuencia de instrucciones programadas en una máquina con un objetivo de resolver una problemática, es decir que un programa se realiza en base a un algoritmo.</text:p>
      <text:p text:style-name="P10"><text:tab/>Para elegir un lenguaje de programación hay que tener en cuenta para que plataforma se va a utilizar el programa (Windows, Mac OS, IOS, Android, etc.), qué problema tiene que resolver y qué tipo de software va a ser (web, de escritorio, juego, etc.).</text:p>
      <text:p text:style-name="P10"/>
      <text:p text:style-name="P11"><text:span text:style-name="Fuente_20_de_20_párrafo_20_predeter."><text:span text:style-name="T2">Federico Castr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family-generic="system"/>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size-asian="18pt" style:font-weight-asian="bold" style:font-size-complex="18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Liberation Serif" fo:font-family="'Liberation Serif'" style:font-family-generic="roman"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Énf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Linux_X86_64 LibreOffice_project/20$Build-1</meta:generator>
    <meta:initial-creator>Federico</meta:initial-creator>
    <dc:creator>Federico</dc:creator>
    <meta:creation-date>2019-10-23T15:46:00Z</meta:creation-date>
    <dc:date>2019-11-22T19:17:00Z</dc:date>
    <meta:editing-cycles>2</meta:editing-cycles>
    <meta:editing-duration>PT25080S</meta:editing-duration>
    <meta:document-statistic meta:table-count="0" meta:image-count="0" meta:object-count="0" meta:page-count="2" meta:paragraph-count="34" meta:word-count="609" meta:character-count="3653" meta:non-whitespace-character-count="3048"/>
    <meta:template xlink:type="simple" xlink:actuate="onRequest" xlink:title="" xlink:href="../../../../../../.cache/evolution/tmp/evolution-AGT-yxKzP2/TP1%20-%20Intro%20Entornos%20de%20desarrollo%20-%20Federico%20Castro.odt/Normal"/>
  </office:meta>
</office:document-meta>
</file>